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10E1A9A1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1" svg:font-family="FreeSerif" style:font-family-generic="roman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8pt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ize="8pt" style:font-size-asian="8pt" style:font-size-complex="8pt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fo:font-size="8pt" style:font-size-asian="8pt" style:font-size-complex="8pt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Text_20_body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9" style:family="paragraph" style:parent-style-name="Text_20_body">
      <style:text-properties fo:color="#ffffff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11" style:family="paragraph" style:parent-style-name="Text_20_body">
      <style:paragraph-properties fo:margin-top="0cm" fo:margin-bottom="0cm" fo:text-align="center" style:justify-single-word="false"/>
      <style:text-properties fo:font-size="8pt" style:font-size-asian="8pt" style:font-size-complex="8pt"/>
    </style:style>
    <style:style style:name="P12" style:family="paragraph" style:parent-style-name="Text_20_body">
      <style:paragraph-properties fo:margin-top="0cm" fo:margin-bottom="0cm"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3" style:family="paragraph" style:parent-style-name="Text_20_body">
      <style:paragraph-properties fo:margin-left="1.251cm" fo:margin-right="0cm" fo:text-indent="0cm" style:auto-text-indent="false"/>
    </style:style>
    <style:style style:name="P14" style:family="paragraph" style:parent-style-name="Text_20_body">
      <style:text-properties fo:color="#ffffff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ext_20_body" style:list-style-name="L1">
      <style:paragraph-properties fo:margin-left="0cm" fo:margin-right="0cm" fo:text-indent="0cm" style:auto-text-indent="false"/>
    </style:style>
    <style:style style:name="P16" style:family="paragraph" style:parent-style-name="Text_20_body" style:list-style-name="L2">
      <style:paragraph-properties fo:margin-left="0cm" fo:margin-right="0cm" fo:text-indent="0cm" style:auto-text-indent="false"/>
    </style:style>
    <style:style style:name="P17" style:family="paragraph" style:parent-style-name="Text_20_body" style:list-style-name="L1">
      <style:paragraph-properties fo:margin-left="1.251cm" fo:margin-right="0cm" fo:text-indent="0cm" style:auto-text-indent="false"/>
    </style:style>
    <style:style style:name="P18" style:family="paragraph" style:parent-style-name="Text_20_body" style:list-style-name="L2">
      <style:paragraph-properties fo:margin-left="1.251cm" fo:margin-right="0cm" fo:text-indent="0cm" style:auto-text-indent="false"/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T1" style:family="text">
      <style:text-properties fo:color="#ffffff" style:text-line-through-style="none" style:font-name="FreeSerif1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ffffff" style:text-line-through-style="none" style:font-name="FreeSerif1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ffffff" style:text-line-through-style="none" style:font-name="FreeSerif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fo:color="#ffffff" style:text-line-through-style="none" style:font-name="FreeSerif1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5" style:family="text">
      <style:text-properties fo:color="#ffffff" style:text-line-through-style="none" style:font-name="Ari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ffffff" style:font-name="Arial" fo:font-style="normal" style:font-style-asian="normal" style:font-style-complex="normal"/>
    </style:style>
    <style:style style:name="T7" style:family="text">
      <style:text-properties style:font-name="Arial" fo:font-style="normal" style:font-style-asian="normal" style:font-style-complex="normal"/>
    </style:style>
    <style:style style:name="T8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szabályrendszer</text:title></text:p>
      <text:p text:style-name="Subtitle"><text:subject>Tradíciók</text:subject></text:p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Nonprofit szabályrendszer a M* világához<text:line-break/>Ailtas, 2008</text:p>
      <text:p text:style-name="P10"/>
      <text:p text:style-name="P10"/>
      <text:p text:style-name="P10"><draw:a xlink:type="simple" xlink:href="http://creativecommons.org/licenses/by-nc-sa/2.5/hu/"><draw:frame draw:style-name="fr1" draw:name="HTTP://CREATIVECOMMONS.ORG/LICENSES/BY-NC-SA/2.5/HU/" text:anchor-type="paragraph" svg:width="2.117cm" svg:height="0.423cm" draw:z-index="0"><draw:image xlink:href="Pictures/100000000000005000000010E1A9A15E.png" xlink:type="simple" xlink:show="embed" xlink:actuate="onLoad"/></draw:frame></draw:a></text:p>
      <text:p text:style-name="P11"/>
      <text:p text:style-name="P11"><text:s/><text:span text:style-name="T7">Creative Commons License</text:span></text:p>
      <text:p text:style-name="P12">Ezen dokumentum maga, továbbá részletei, vagy másolatai kizárólag a Creative Commons</text:p>
      <text:p text:style-name="P10"><text:a xlink:type="simple" xlink:href="http://creativecommons.org/licenses/by-nc-sa/2.5/hu/"><text:span text:style-name="T8">Nevezd meg!-Ne add el!-Így add tovább! 2.5 Magyarország</text:span></text:a></text:p>
      <text:p text:style-name="P2"><text:span text:style-name="T7">Licenc feltételeinek megfelelően használható fel</text:span>. </text:p>
      <text:p text:style-name="P7"/>
      <text:p text:style-name="Text_20_body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P21">Tartalomjegyzék</text:p>
          </text:index-title>
          <text:p text:style-name="P19">Tradíciók és Féltradíciók<text:tab/>3</text:p>
          <text:p text:style-name="P20">Tradíciók<text:tab/>3</text:p>
          <text:p text:style-name="P20">Féltradíciók<text:tab/>3</text:p>
          <text:p text:style-name="P20">Írástudó<text:tab/>3</text:p>
        </text:index-body>
      </text:table-of-content>
      <text:p text:style-name="Text_20_body"/>
      <text:h text:style-name="P1" text:outline-level="1">Tradíciók és Féltradíciók</text:h>
      <text:h text:style-name="Heading_20_2" text:outline-level="2">Tradíciók</text:h>
      <text:p text:style-name="Text_20_body">50 KP-ba kerülnek, vannak speciális követelményeik, mely legtöbbször az előtörténet.</text:p>
      <text:list text:style-name="L1">
        <text:list-item>
          <text:p text:style-name="P15">Mágikus tradíciók<text:line-break/>(lásd Mágia fejezet)</text:p>
        </text:list-item>
        <text:list-item>
          <text:p text:style-name="P15">Belső út (slan)</text:p>
        </text:list-item>
        <text:list-item>
          <text:p text:style-name="P15">Papi mágia</text:p>
        </text:list-item>
        <text:list-item>
          <text:p text:style-name="P17">vallás szerint. Pl. „Arel misztériuma”</text:p>
        </text:list-item>
      </text:list>
      <text:p text:style-name="P13"/>
      <text:h text:style-name="Heading_20_2" text:outline-level="2">Féltradíciók</text:h>
      <text:p text:style-name="P6">25KP-ba kerülnek</text:p>
      <text:list text:style-name="L2">
        <text:list-item>
          <text:p text:style-name="P16">Mágikus (pl. Quars tradíció) </text:p>
        </text:list-item>
        <text:list-item>
          <text:p text:style-name="P18">CSAK 1 bizonyos spec, egyedi mágia-iskola tanulható vele (Pl. Quars(árnymágia)) </text:p>
        </text:list-item>
        <text:list-item>
          <text:p text:style-name="P16">fejvadász (slan-light) </text:p>
        </text:list-item>
        <text:list-item>
          <text:p text:style-name="P18">Durva követelmények!</text:p>
        </text:list-item>
      </text:list>
      <text:h text:style-name="Heading_20_2" text:outline-level="2">Írástudó</text:h>
      <text:p text:style-name="Text_20_body">Ha egy karakter tiszta Tradíciót tanul, akkor automatikusan, ingyen megkapja az Írástudó fortélyt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--</text:p>
      <text:p text:style-name="P4">Creative Commons License</text:p>
      <text:p text:style-name="P3"><text:span text:style-name="T6">Ezen dokumentum maga, továbbá részletei, vagy másolatai kizárólag a Creative Commons <text:s/>„Nevezd meg!-Ne add el!-Így add tovább! 2.5 Magyarország” </text:span><text:span text:style-name="_5b_RPG_5d__20_Áthúzott"><text:span text:style-name="T5">Licenc feltételeinek megfelelően használható fel</text:span></text:span><text:span text:style-name="_5b_RPG_5d__20_Áthúzott"><text:span text:style-name="T1">. </text:span></text:span></text:p>
      <text:p text:style-name="P3"><text:span text:style-name="_5b_RPG_5d__20_Áthúzott"><text:span text:style-name="T2">Ailtas, 2008 </text:span></text:span></text:p>
      <text:p text:style-name="P3"><text:span text:style-name="_5b_RPG_5d__20_Áthúzott"><text:span text:style-name="T3">(</text:span></text:span><text:span text:style-name="_5b_RPG_5d__20_Áthúzott"><text:span text:style-name="T4">CC</text:span></text:span><text:span text:style-name="_5b_RPG_5d__20_Áthúzott"><text:span text:style-name="T3">(BY-NC-SA))</text:span></text:span><text:span text:style-name="_5b_RPG_5d__20_Áthúzott"><text:span text:style-name="T2"> Fekete Bálint, 2008</text:span></text:span></text:p>
      <text:p text:style-name="P3"><text:span text:style-name="_5b_RPG_5d__20_Áthúzott"><text:span text:style-name="T2">--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1" svg:font-family="FreeSerif" style:font-family-generic="roman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Arial Unicode MS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596cm" fo:margin-bottom="0.73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72cm" fo:margin-bottom="0.51cm" fo:background-color="transparent" style:shadow="#808080 0.18cm 0.18cm">
        <style:tab-stops/>
        <style:background-image/>
      </style:paragraph-properties>
      <style:text-properties style:font-name="Berylium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0.42cm" fo:margin-bottom="0.31cm" style:page-number="auto" fo:break-before="auto" fo:break-after="auto" fo:background-color="transparent" style:shadow="#c0c0c0 -0.049cm 0.049cm">
        <style:tab-stops/>
        <style:background-image/>
      </style:paragraph-properties>
      <style:text-properties style:font-name="FreeSerif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22cm" fo:margin-bottom="0.21cm" fo:text-indent="0cm" style:auto-text-indent="false" fo:background-color="transparent" style:shadow="#c0c0c0 0.049cm 0.049cm" text:number-lines="false" text:line-number="0">
        <style:tab-stops/>
        <style:background-image/>
      </style:paragraph-properties>
      <style:text-properties style:font-name="FreeSerif2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Táblázattartalom_20_1" style:display-name="[RPG] Táblázattartalom 1" style:family="paragraph" style:parent-style-name="Table_20_Contents" style:master-page-name="">
      <style:paragraph-properties fo:margin-left="0cm" fo:margin-right="0cm" fo:margin-top="0cm" fo:margin-bottom="0cm" fo:text-align="center" style:justify-single-word="false" fo:keep-together="always" fo:text-indent="0cm" style:auto-text-indent="false" style:page-number="auto">
        <style:tab-stops/>
      </style:paragraph-properties>
      <style:text-properties style:font-name="FreeSerif3"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KM100 szabályrendszer</dc:title>
    <dc:subject>Tradíciók</dc:subject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33" meta:word-count="154" meta:character-count="1120"/>
  </office:meta>
</office:document-meta>
</file>